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left" draw:textarea-vertical-align="top"/>
    </style:style>
    <style:style style:name="gr3" style:family="graphic" style:parent-style-name="standard">
      <style:graphic-properties draw:fill="solid" draw:fill-color="#d2dce0" draw:textarea-horizontal-align="center" draw:textarea-vertical-align="middle"/>
    </style:style>
    <style:style style:name="gr4" style:family="graphic" style:parent-style-name="standard">
      <style:graphic-properties draw:fill="solid" draw:fill-color="#d2dce0" draw:textarea-horizontal-align="left" draw:textarea-vertical-align="to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" draw:marker-end="" draw:marker-end-width="0.3cm" draw:textarea-horizontal-align="left" draw:textarea-vertical-align="top"/>
    </style:style>
    <style:style style:name="gr7" style:family="graphic" style:parent-style-name="standard">
      <style:graphic-properties draw:marker-start="" draw:marker-end="" draw:marker-end-width="0.3cm" draw:textarea-horizontal-align="left" draw:textarea-vertical-align="bottom"/>
    </style:style>
    <style:style style:name="gr8" style:family="graphic" style:parent-style-name="standard">
      <style:graphic-properties draw:marker-start="" draw:marker-end="" draw:marker-end-width="0.3cm" draw:textarea-horizontal-align="right" draw:textarea-vertical-align="botto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start="" draw:marker-end="" draw:marker-end-width="0.3cm" draw:textarea-horizontal-align="right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pitch="variable" fo:font-size="12pt" fo:font-weight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family="'Luxi Sans'" style:font-pitch="variable" fo:font-size="12pt"/>
    </style:style>
    <style:style style:name="P5" style:family="paragraph">
      <style:paragraph-properties fo:margin-left="0cm" fo:margin-right="0cm" fo:text-align="center" fo:text-indent="0cm"/>
      <style:text-properties fo:font-family="'Luxi Sans'" style:font-pitch="variable"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Luxi Sans'" style:font-pitch="variable" fo:font-size="12pt" fo:font-style="normal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text-align="end"/>
      <style:text-properties fo:font-family="'Luxi Sans'" style:font-pitch="variable" fo:font-size="10pt"/>
    </style:style>
    <style:style style:name="P10" style:family="paragraph">
      <style:paragraph-properties fo:margin-left="0cm" fo:margin-right="0cm" fo:text-align="center" fo:text-indent="0cm"/>
      <style:text-properties fo:font-family="'Luxi Sans'" style:font-pitch="variable"/>
    </style:style>
    <style:style style:name="T1" style:family="text">
      <style:text-properties fo:font-family="'Luxi Sans'" style:font-pitch="variable" fo:font-size="12pt" fo:font-weight="bold"/>
    </style:style>
    <style:style style:name="T2" style:family="text">
      <style:text-properties fo:font-family="'Luxi Sans'" style:font-pitch="variable" fo:font-size="12pt"/>
    </style:style>
    <style:style style:name="T3" style:family="text">
      <style:text-properties fo:font-family="'Luxi Sans'" style:font-pitch="variable" fo:font-size="12pt" fo:font-style="normal" fo:font-weight="bold"/>
    </style:style>
    <style:style style:name="T4" style:family="text">
      <style:text-properties fo:font-family="'Luxi Sans'" style:font-pitch="variable" fo:font-size="12pt" fo:font-style="italic" fo:font-weight="bold"/>
    </style:style>
    <style:style style:name="T5" style:family="text">
      <style:text-properties fo:font-family="'Luxi Sans'" style:font-pitch="variable" fo:font-size="12pt" fo:font-style="italic"/>
    </style:style>
    <style:style style:name="T6" style:family="text">
      <style:text-properties fo:font-family="'Luxi Sans'" style:font-pitch="variable" fo:font-size="12pt" fo:font-style="normal"/>
    </style:style>
    <style:style style:name="T7" style:family="text">
      <style:text-properties fo:font-family="'Luxi Sans'" style:font-pitch="variable" fo:font-size="12pt" style:text-underline-style="solid" style:text-underline-width="auto" style:text-underline-color="font-color"/>
    </style:style>
    <style:style style:name="T8" style:family="text">
      <style:text-properties fo:font-family="'Luxi Sans'" style:font-pitch="variable" fo:font-size="10pt"/>
    </style:style>
    <style:style style:name="T9" style:family="text">
      <style:text-properties fo:color="#280099" fo:font-family="'Luxi Sans'" style:font-pitch="variable" fo:font-size="12pt" fo:text-shadow="none" fo:font-weight="bold"/>
    </style:style>
    <style:style style:name="T10" style:family="text">
      <style:text-properties fo:font-family="'Luxi Sans'" style:font-pitch="variable" fo:font-size="12pt" style:text-underline-style="none"/>
    </style:style>
    <style:style style:name="T11" style:family="text">
      <style:text-properties fo:font-family="'Luxi Sans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2">
          <draw:rect draw:style-name="gr1" draw:text-style-name="P2" draw:layer="layout" svg:width="12.065cm" svg:height="0.635cm" svg:x="15.24cm" svg:y="6.35cm">
            <text:p text:style-name="P1"><text:span text:style-name="T1">CommandParser</text:span></text:p>
          </draw:rect>
          <draw:rect draw:style-name="gr2" draw:text-style-name="P4" draw:layer="layout" svg:width="12.065cm" svg:height="8.614cm" svg:x="15.24cm" svg:y="6.985cm">
            <text:p text:style-name="P3"><text:span text:style-name="T2">addCommandListener(listener: CommandListener)</text:span></text:p>
            <text:p text:style-name="P3"><text:span text:style-name="T2">addConstraint(constraint: OptionConstraint)</text:span></text:p>
            <text:p text:style-name="P3"><text:span text:style-name="T2">enableAutohelp(autohelp: boolean, allowZeroArgs: boolean)</text:span></text:p>
            <text:p text:style-name="P3"><text:span text:style-name="T2">executeCommands</text:span></text:p>
            <text:p text:style-name="P3"><text:span text:style-name="T2">getDescription: String</text:span></text:p>
            <text:p text:style-name="P3"><text:span text:style-name="T2">getOptions: CommandOption[]</text:span></text:p>
            <text:p text:style-name="P3"><text:span text:style-name="T2">getUnhandledArguments: String[]</text:span></text:p>
            <text:p text:style-name="P3"><text:span text:style-name="T2">help</text:span></text:p>
            <text:p text:style-name="P3"><text:span text:style-name="T2">optionMatched(opt: CommandOption, arg: String)</text:span></text:p>
            <text:p text:style-name="P3"><text:span text:style-name="T2">parse(args: String[])</text:span></text:p>
            <text:p text:style-name="P3"><text:span text:style-name="T2">removeCommandListener(listener: CommandListener)</text:span></text:p>
            <text:p text:style-name="P3"><text:span text:style-name="T2">removeConstraint(constraint: OptionConstraint)</text:span></text:p>
            <text:p text:style-name="P3"><text:span text:style-name="T2">setAbortExecuteOnError(val: boolean)</text:span></text:p>
            <text:p text:style-name="P3"><text:span text:style-name="T2">setExitOnMissingArg(val: boolean, status: int)</text:span></text:p>
            <text:p text:style-name="P3"><text:span text:style-name="T2">setExtraHelpText(preamble: String, postamble: String)</text:span></text:p>
            <text:p text:style-name="P3"><text:span text:style-name="T2">usage</text:span></text:p>
          </draw:rect>
        </draw:g>
        <draw:g draw:id="id2">
          <draw:rect draw:style-name="gr3" draw:text-style-name="P5" draw:layer="layout" svg:width="10.16cm" svg:height="1.27cm" svg:x="1.905cm" svg:y="3.175cm">
            <text:p text:style-name="P1"><text:span text:style-name="T2">&lt;&lt;interface&gt;&gt;</text:span></text:p>
            <text:p text:style-name="P1"><text:span text:style-name="T3">CommandListener</text:span></text:p>
          </draw:rect>
          <draw:rect draw:style-name="gr4" draw:text-style-name="P4" draw:layer="layout" svg:width="10.16cm" svg:height="1.905cm" svg:x="1.905cm" svg:y="4.445cm">
            <text:p text:style-name="P3"><text:span text:style-name="T2">getDescription: String</text:span></text:p>
            <text:p text:style-name="P3"><text:span text:style-name="T2">getOptions: CommandOption[]</text:span></text:p>
            <text:p text:style-name="P3"><text:span text:style-name="T2">optionMatched(opt: CommandOption, arg: String)</text:span></text:p>
          </draw:rect>
        </draw:g>
        <draw:connector draw:style-name="gr5" draw:text-style-name="P6" draw:layer="layout" svg:x1="6.985cm" svg:y1="8.255cm" svg:x2="6.985cm" svg:y2="6.35cm" draw:start-shape="id1" draw:end-shape="id2">
          <text:p/>
        </draw:connector>
        <draw:connector draw:style-name="gr5" draw:text-style-name="P6" draw:layer="layout" svg:x1="6.985cm" svg:y1="12.7cm" svg:x2="6.985cm" svg:y2="10.795cm" draw:start-shape="id3" draw:start-glue-point="0" draw:end-shape="id1">
          <text:p/>
        </draw:connector>
        <draw:g draw:id="id1">
          <draw:rect draw:style-name="gr1" draw:text-style-name="P7" draw:layer="layout" svg:width="10.16cm" svg:height="0.635cm" svg:x="1.905cm" svg:y="8.255cm">
            <text:p text:style-name="P1"><text:span text:style-name="T4">AbstractCommandListener</text:span></text:p>
          </draw:rect>
          <draw:rect draw:style-name="gr2" draw:text-style-name="P4" draw:layer="layout" svg:width="10.16cm" svg:height="1.905cm" svg:x="1.905cm" svg:y="8.89cm">
            <text:p text:style-name="P3"><text:span text:style-name="T5">getDescription: String</text:span></text:p>
            <text:p text:style-name="P3"><text:span text:style-name="T5">getOptions: CommandOption[]</text:span></text:p>
            <text:p text:style-name="P3"><text:span text:style-name="T6">optionMatched(opt: CommandOption, arg: String)</text:span></text:p>
            <text:p text:style-name="P3"><text:span text:style-name="T2"/></text:p>
          </draw:rect>
        </draw:g>
        <draw:g>
          <draw:rect draw:style-name="gr1" draw:text-style-name="P2" draw:id="id3" draw:layer="layout" svg:width="7.62cm" svg:height="0.635cm" svg:x="3.175cm" svg:y="12.7cm">
            <text:p text:style-name="P1"><text:span text:style-name="T1">DefaultCommandListener</text:span></text:p>
          </draw:rect>
          <draw:rect draw:style-name="gr2" draw:text-style-name="P4" draw:layer="layout" svg:width="7.62cm" svg:height="1.27cm" svg:x="3.175cm" svg:y="13.335cm">
            <text:p text:style-name="P3"><text:span text:style-name="T6">getDescription: String</text:span></text:p>
            <text:p text:style-name="P3"><text:span text:style-name="T6">getOptions: CommandOption[]</text:span></text:p>
            <text:p text:style-name="P3"><text:span text:style-name="T2"/></text:p>
          </draw:rect>
        </draw:g>
        <draw:connector draw:style-name="gr5" draw:text-style-name="P6" draw:layer="layout" svg:x1="7.937cm" svg:y1="25.405cm" svg:x2="11.112cm" svg:y2="23.5cm" draw:start-shape="id4" draw:end-shape="id5">
          <text:p/>
        </draw:connector>
        <draw:g draw:id="id7">
          <draw:rect draw:style-name="gr1" draw:text-style-name="P2" draw:layer="layout" svg:width="6.35cm" svg:height="0.635cm" svg:x="29.845cm" svg:y="6.345cm">
            <text:p text:style-name="P1"><text:span text:style-name="T1">CommandOption</text:span></text:p>
          </draw:rect>
          <draw:rect draw:style-name="gr2" draw:text-style-name="P4" draw:layer="layout" svg:width="6.35cm" svg:height="8.614cm" svg:x="29.845cm" svg:y="6.98cm">
            <text:p text:style-name="P3"><text:span text:style-name="T2">execute</text:span></text:p>
            <text:p text:style-name="P3"><text:span text:style-name="T2">getArg: String</text:span></text:p>
            <text:p text:style-name="P3"><text:span text:style-name="T2">getArgumentDefault: String</text:span></text:p>
            <text:p text:style-name="P3"><text:span text:style-name="T2">getArgValue: Object</text:span></text:p>
            <text:p text:style-name="P3"><text:span text:style-name="T2">getDescription: String</text:span></text:p>
            <text:p text:style-name="P3"><text:span text:style-name="T2">getExpectsArgument: boolean</text:span></text:p>
            <text:p text:style-name="P3"><text:span text:style-name="T2">getHelp: String</text:span></text:p>
            <text:p text:style-name="P3"><text:span text:style-name="T2">getLongName: String</text:span></text:p>
            <text:p text:style-name="P3"><text:span text:style-name="T2">getMatched: boolean</text:span></text:p>
            <text:p text:style-name="P3"><text:span text:style-name="T2">getName: String</text:span></text:p>
            <text:p text:style-name="P3"><text:span text:style-name="T2">getShortName: Character</text:span></text:p>
            <text:p text:style-name="P3"><text:span text:style-name="T2">getShowArgInHelp: boolean</text:span></text:p>
            <text:p text:style-name="P3"><text:span text:style-name="T2">hashCode: int</text:span></text:p>
            <text:p text:style-name="P3"><text:span text:style-name="T2">optionMatched(arg: String)</text:span></text:p>
            <text:p text:style-name="P3"><text:span text:style-name="T7">parseOption(str: String): String[]</text:span></text:p>
            <text:p text:style-name="P3"><text:span text:style-name="T7">parseOptions(list: List): Map</text:span></text:p>
          </draw:rect>
        </draw:g>
        <draw:g draw:id="id10">
          <draw:rect draw:style-name="gr1" draw:text-style-name="P2" draw:layer="layout" svg:width="5.715cm" svg:height="0.635cm" svg:x="29.845cm" svg:y="22.551cm">
            <text:p text:style-name="P1"><text:span text:style-name="T1">DelimitedCommandOption</text:span></text:p>
          </draw:rect>
          <draw:rect draw:style-name="gr2" draw:text-style-name="P4" draw:layer="layout" svg:width="5.715cm" svg:height="0.944cm" svg:x="29.845cm" svg:y="23.186cm">
            <text:p text:style-name="P3"><text:span text:style-name="T2"># addArg(arg: String)</text:span></text:p>
          </draw:rect>
        </draw:g>
        <draw:connector draw:style-name="gr5" draw:text-style-name="P6" draw:layer="layout" svg:x1="29.21cm" svg:y1="17.145cm" svg:x2="33.02cm" svg:y2="15.594cm" draw:start-shape="id6" draw:end-shape="id7">
          <text:p/>
        </draw:connector>
        <draw:g draw:id="id8">
          <draw:rect draw:style-name="gr1" draw:text-style-name="P2" draw:layer="layout" svg:width="5.715cm" svg:height="0.635cm" svg:x="23.495cm" svg:y="22.551cm">
            <text:p text:style-name="P1"><text:span text:style-name="T1">JoinedCommandOption</text:span></text:p>
          </draw:rect>
          <draw:rect draw:style-name="gr2" draw:text-style-name="P4" draw:layer="layout" svg:width="5.715cm" svg:height="0.944cm" svg:x="23.495cm" svg:y="23.186cm">
            <text:p text:style-name="P3"><text:span text:style-name="T2">getArgCanSplit: boolean</text:span></text:p>
          </draw:rect>
        </draw:g>
        <draw:connector draw:style-name="gr5" draw:text-style-name="P6" draw:layer="layout" svg:x1="26.352cm" svg:y1="22.551cm" svg:x2="29.21cm" svg:y2="20.646cm" draw:start-shape="id8" draw:end-shape="id6" draw:end-glue-point="2">
          <text:p/>
        </draw:connector>
        <draw:g draw:id="id9">
          <draw:rect draw:style-name="gr1" draw:text-style-name="P2" draw:layer="layout" svg:width="5.715cm" svg:height="0.635cm" svg:x="34.925cm" svg:y="17.145cm">
            <text:p text:style-name="P1"><text:span text:style-name="T1">PosixCommandOption</text:span></text:p>
          </draw:rect>
          <draw:rect draw:style-name="gr2" draw:text-style-name="P4" draw:layer="layout" svg:width="5.715cm" svg:height="1.27cm" svg:x="34.925cm" svg:y="17.78cm">
            <text:p text:style-name="P3"><text:span text:style-name="T2">getLongName: String</text:span></text:p>
            <text:p text:style-name="P3"><text:span text:style-name="T2">getShortName: Character</text:span></text:p>
          </draw:rect>
        </draw:g>
        <draw:connector draw:style-name="gr5" draw:text-style-name="P6" draw:layer="layout" svg:x1="37.782cm" svg:y1="17.145cm" svg:x2="33.02cm" svg:y2="15.594cm" draw:start-shape="id9" draw:end-shape="id7">
          <text:p/>
        </draw:connector>
        <draw:g draw:id="id6">
          <draw:rect draw:style-name="gr1" draw:text-style-name="P2" draw:layer="layout" svg:width="6.35cm" svg:height="0.635cm" svg:x="26.035cm" svg:y="17.145cm">
            <text:p text:style-name="P1"><text:span text:style-name="T1">RepeatableCommandOption</text:span></text:p>
          </draw:rect>
          <draw:rect draw:style-name="gr2" draw:text-style-name="P4" draw:layer="layout" svg:width="6.35cm" svg:height="2.866cm" svg:x="26.035cm" svg:y="17.78cm">
            <text:p text:style-name="P3"><text:span text:style-name="T2">#addArg(arg: String)</text:span></text:p>
            <text:p text:style-name="P3"><text:span text:style-name="T2">getArg: String</text:span></text:p>
            <text:p text:style-name="P3"><text:span text:style-name="T2">getArgs: List</text:span></text:p>
            <text:p text:style-name="P3"><text:span text:style-name="T2">optionMatched(arg: String)</text:span></text:p>
            <text:p text:style-name="P3"><text:span text:style-name="T2">reset</text:span></text:p>
          </draw:rect>
        </draw:g>
        <draw:connector draw:style-name="gr5" draw:text-style-name="P6" draw:layer="layout" svg:x1="32.702cm" svg:y1="22.551cm" svg:x2="29.21cm" svg:y2="20.646cm" draw:start-shape="id10" draw:end-shape="id6">
          <text:p/>
        </draw:connector>
        <draw:g draw:id="id4">
          <draw:rect draw:style-name="gr1" draw:text-style-name="P2" draw:layer="layout" svg:width="5.715cm" svg:height="0.635cm" svg:x="5.08cm" svg:y="25.405cm">
            <text:p text:style-name="P1"><text:span text:style-name="T1">MutexOptionConstraint</text:span></text:p>
          </draw:rect>
          <draw:rect draw:style-name="gr2" draw:text-style-name="P4" draw:layer="layout" svg:width="5.715cm" svg:height="1.27cm" svg:x="5.08cm" svg:y="26.04cm">
            <text:p text:style-name="P3"><text:span text:style-name="T2">getMessage: String</text:span></text:p>
            <text:p text:style-name="P3"><text:span text:style-name="T2">isOK: boolean</text:span></text:p>
          </draw:rect>
        </draw:g>
        <draw:g draw:id="id5">
          <draw:rect draw:style-name="gr1" draw:text-style-name="P2" draw:layer="layout" svg:width="5.715cm" svg:height="0.635cm" svg:x="8.255cm" svg:y="20.32cm">
            <text:p text:style-name="P1"><text:span text:style-name="T1">OptionConstraint</text:span></text:p>
          </draw:rect>
          <draw:rect draw:style-name="gr2" draw:text-style-name="P4" draw:layer="layout" svg:width="5.715cm" svg:height="2.545cm" svg:x="8.255cm" svg:y="20.955cm">
            <text:p text:style-name="P3"><text:span text:style-name="T2">getExitStatus: int</text:span></text:p>
            <text:p text:style-name="P3"><text:span text:style-name="T2">getMessage: String</text:span></text:p>
            <text:p text:style-name="P3"><text:span text:style-name="T2">getOption: CommandOption</text:span></text:p>
            <text:p text:style-name="P3"><text:span text:style-name="T2">isOK: boolean</text:span></text:p>
          </draw:rect>
        </draw:g>
        <draw:g draw:id="id11">
          <draw:rect draw:style-name="gr1" draw:text-style-name="P2" draw:layer="layout" svg:width="5.715cm" svg:height="0.635cm" svg:x="11.43cm" svg:y="25.405cm">
            <text:p text:style-name="P1"><text:span text:style-name="T1">RequiredOptionConstraint</text:span></text:p>
          </draw:rect>
          <draw:rect draw:style-name="gr2" draw:text-style-name="P4" draw:layer="layout" svg:width="5.715cm" svg:height="1.27cm" svg:x="11.43cm" svg:y="26.04cm">
            <text:p text:style-name="P3"><text:span text:style-name="T2">getMessage: String</text:span></text:p>
            <text:p text:style-name="P3"><text:span text:style-name="T2">isOK: boolean</text:span></text:p>
          </draw:rect>
        </draw:g>
        <draw:connector draw:style-name="gr5" draw:text-style-name="P6" draw:layer="layout" svg:x1="14.287cm" svg:y1="25.405cm" svg:x2="11.112cm" svg:y2="23.5cm" draw:start-shape="id11" draw:end-shape="id5" draw:end-glue-point="2">
          <text:p/>
        </draw:connector>
        <draw:connector draw:style-name="gr6" draw:text-style-name="P1" draw:layer="layout" svg:x1="15.24cm" svg:y1="10.974cm" svg:x2="12.065cm" svg:y2="4.762cm" draw:start-shape="id12" draw:end-shape="id2">
          <text:p text:style-name="P1">*</text:p>
        </draw:connector>
        <draw:connector draw:style-name="gr7" draw:text-style-name="P1" draw:layer="layout" svg:x1="21.272cm" svg:y1="15.599cm" svg:x2="11.112cm" svg:y2="20.32cm" draw:start-shape="id12" draw:start-glue-point="2">
          <text:p text:style-name="P1">*</text:p>
        </draw:connector>
        <draw:connector draw:style-name="gr8" draw:text-style-name="P1" draw:layer="layout" svg:x1="27.305cm" svg:y1="10.974cm" svg:x2="29.845cm" svg:y2="10.969cm" draw:start-shape="id12" draw:end-shape="id7">
          <text:p text:style-name="P1">*</text:p>
        </draw:connector>
        <draw:frame draw:style-name="gr9" draw:text-style-name="P9" draw:layer="layout" svg:width="7.216cm" svg:height="1.963cm" svg:x="34.119cm" svg:y="27.072cm">
          <draw:text-box>
            <text:p text:style-name="P8"><text:span text:style-name="T8">TE-Code Command Classes (Java Edition)</text:span></text:p>
            <text:p text:style-name="P8"><text:span text:style-name="T8">Created: <text:s/>21-Sep-2005: AST</text:span></text:p>
            <text:p text:style-name="P8"><text:span text:style-name="T8">Last Modified: <text:s/>21-Sep-2005: AST</text:span></text:p>
            <text:p text:style-name="P8"><text:span text:style-name="T8">Version: <text:s/>3.0.0-pre3</text:span></text:p>
          </draw:text-box>
        </draw:frame>
      </draw:page>
      <draw:page draw:name="page2" draw:style-name="dp1" draw:master-page-name="Default">
        <draw:g draw:id="id24">
          <draw:rect draw:style-name="gr1" draw:text-style-name="P2" draw:layer="layout" svg:width="12.7cm" svg:height="0.635cm" svg:x="13.97cm" svg:y="13.335cm">
            <text:p text:style-name="P1"><text:span text:style-name="T1">CommandParser</text:span></text:p>
          </draw:rect>
          <draw:rect draw:style-name="gr2" draw:text-style-name="P4" draw:layer="layout" svg:width="12.7cm" svg:height="6.985cm" svg:x="13.97cm" svg:y="13.97cm">
            <text:p text:style-name="P3"><text:span text:style-name="T2">addCommandListener(listener: CommandListener)</text:span></text:p>
            <text:p text:style-name="P3"><text:span text:style-name="T2">addConstraint(constraint: OptionConstraint)</text:span></text:p>
            <text:p text:style-name="P3"><text:span text:style-name="T9">enableAutohelp(autohelp: boolean, allowZeroArgs: boolean)</text:span></text:p>
            <text:p text:style-name="P3"><text:span text:style-name="T2">executeCommands</text:span></text:p>
            <text:p text:style-name="P3"><text:span text:style-name="T2">getUnhandledArguments: String[]</text:span></text:p>
            <text:p text:style-name="P3"><text:span text:style-name="T2">help</text:span></text:p>
            <text:p text:style-name="P3"><text:span text:style-name="T2">parse(args: String[])</text:span></text:p>
            <text:p text:style-name="P3"><text:span text:style-name="T2">removeCommandListener(listener: CommandListener)</text:span></text:p>
            <text:p text:style-name="P3"><text:span text:style-name="T2">removeConstraint(constraint: OptionConstraint)</text:span></text:p>
            <text:p text:style-name="P3"><text:span text:style-name="T9">setAbortExecuteOnError(val: boolean)</text:span></text:p>
            <text:p text:style-name="P3"><text:span text:style-name="T9">setExitOnMissingArg(val: boolean, status: int)</text:span></text:p>
            <text:p text:style-name="P3"><text:span text:style-name="T9">setExtraHelpText(preamble: String, postamble: String)</text:span></text:p>
            <text:p text:style-name="P3"><text:span text:style-name="T2">usage</text:span></text:p>
          </draw:rect>
        </draw:g>
        <draw:g draw:id="id14">
          <draw:rect draw:style-name="gr3" draw:text-style-name="P5" draw:layer="layout" svg:width="10.16cm" svg:height="1.27cm" svg:x="1.27cm" svg:y="11.43cm">
            <text:p text:style-name="P1"><text:span text:style-name="T2">&lt;&lt;interface&gt;&gt;</text:span></text:p>
            <text:p text:style-name="P1"><text:span text:style-name="T3">CommandListener</text:span></text:p>
          </draw:rect>
          <draw:rect draw:style-name="gr4" draw:text-style-name="P4" draw:layer="layout" svg:width="10.16cm" svg:height="1.905cm" svg:x="1.27cm" svg:y="12.7cm">
            <text:p text:style-name="P3"><text:span text:style-name="T2">getDescription: String</text:span></text:p>
            <text:p text:style-name="P3"><text:span text:style-name="T2">getOptions: CommandOption[]</text:span></text:p>
            <text:p text:style-name="P3"><text:span text:style-name="T2">optionMatched(opt: CommandOption, arg: String)</text:span></text:p>
          </draw:rect>
        </draw:g>
        <draw:connector draw:style-name="gr5" draw:text-style-name="P6" draw:layer="layout" svg:x1="6.35cm" svg:y1="15.875cm" svg:x2="6.35cm" svg:y2="14.605cm" draw:start-shape="id13" draw:end-shape="id14">
          <text:p/>
        </draw:connector>
        <draw:connector draw:style-name="gr5" draw:text-style-name="P6" draw:layer="layout" svg:x1="6.35cm" svg:y1="19.05cm" svg:x2="6.35cm" svg:y2="17.78cm" draw:start-shape="id15" draw:end-shape="id13" draw:end-glue-point="2">
          <text:p/>
        </draw:connector>
        <draw:g draw:id="id13">
          <draw:rect draw:style-name="gr1" draw:text-style-name="P7" draw:layer="layout" svg:width="10.16cm" svg:height="0.635cm" svg:x="1.27cm" svg:y="16.51cm">
            <text:p text:style-name="P1"><text:span text:style-name="T4">AbstractCommandListener</text:span></text:p>
          </draw:rect>
          <draw:rect draw:style-name="gr2" draw:text-style-name="P4" draw:layer="layout" svg:width="10.16cm" svg:height="1.905cm" svg:x="1.27cm" svg:y="15.875cm">
            <text:p text:style-name="P3"><text:span text:style-name="T5">getDescription: String</text:span></text:p>
            <text:p text:style-name="P3"><text:span text:style-name="T5">getOptions: CommandOption[]</text:span></text:p>
            <text:p text:style-name="P3"><text:span text:style-name="T6">optionMatched(opt: CommandOption, arg: String)</text:span></text:p>
            <text:p text:style-name="P3"><text:span text:style-name="T2"/></text:p>
          </draw:rect>
        </draw:g>
        <draw:g draw:id="id15">
          <draw:rect draw:style-name="gr1" draw:text-style-name="P2" draw:layer="layout" svg:width="7.62cm" svg:height="0.635cm" svg:x="2.54cm" svg:y="19.05cm">
            <text:p text:style-name="P1"><text:span text:style-name="T1">DefaultCommandListener</text:span></text:p>
          </draw:rect>
          <draw:rect draw:style-name="gr2" draw:text-style-name="P4" draw:layer="layout" svg:width="7.62cm" svg:height="1.27cm" svg:x="2.54cm" svg:y="19.685cm">
            <text:p text:style-name="P3"><text:span text:style-name="T6">getDescription: String</text:span></text:p>
            <text:p text:style-name="P3"><text:span text:style-name="T6">getOptions: CommandOption[]</text:span></text:p>
            <text:p text:style-name="P3"><text:span text:style-name="T2"/></text:p>
          </draw:rect>
        </draw:g>
        <draw:connector draw:style-name="gr5" draw:text-style-name="P6" draw:layer="layout" svg:x1="6.032cm" svg:y1="27.945cm" svg:x2="9.207cm" svg:y2="26.04cm" draw:start-shape="id16" draw:end-shape="id17">
          <text:p/>
        </draw:connector>
        <draw:g draw:id="id19">
          <draw:rect draw:style-name="gr1" draw:text-style-name="P2" draw:layer="layout" svg:width="6.35cm" svg:height="0.635cm" svg:x="27.94cm" svg:y="11.845cm">
            <text:p text:style-name="P1"><text:span text:style-name="T1">CommandOption</text:span></text:p>
          </draw:rect>
          <draw:rect draw:style-name="gr2" draw:text-style-name="P4" draw:layer="layout" svg:width="6.35cm" svg:height="9.07cm" svg:x="27.94cm" svg:y="12.48cm">
            <text:p text:style-name="P3"><text:span text:style-name="T2">execute</text:span></text:p>
            <text:p text:style-name="P3"><text:span text:style-name="T2">getArg: String</text:span></text:p>
            <text:p text:style-name="P3"><text:span text:style-name="T2">getArgumentDefault: String</text:span></text:p>
            <text:p text:style-name="P3"><text:span text:style-name="T2">getArgValue: Object</text:span></text:p>
            <text:p text:style-name="P3"><text:span text:style-name="T2">getDescription: String</text:span></text:p>
            <text:p text:style-name="P3"><text:span text:style-name="T2">getExpectsArgument: boolean</text:span></text:p>
            <text:p text:style-name="P3"><text:span text:style-name="T2">getHelp: String</text:span></text:p>
            <text:p text:style-name="P3"><text:span text:style-name="T2">getLongName: String</text:span></text:p>
            <text:p text:style-name="P3"><text:span text:style-name="T2">getMatched: boolean</text:span></text:p>
            <text:p text:style-name="P3"><text:span text:style-name="T2">getName: String</text:span></text:p>
            <text:p text:style-name="P3"><text:span text:style-name="T2">getShortName: Character</text:span></text:p>
            <text:p text:style-name="P3"><text:span text:style-name="T2">getShowArgInHelp: boolean</text:span></text:p>
            <text:p text:style-name="P3"><text:span text:style-name="T2">hashCode: int</text:span></text:p>
            <text:p text:style-name="P3"><text:span text:style-name="T2">optionMatched(arg: String)</text:span></text:p>
            <text:p text:style-name="P3"><text:span text:style-name="T7">parseOption(str: String): String[]</text:span></text:p>
            <text:p text:style-name="P3"><text:span text:style-name="T7">parseOptions(list: List): Map</text:span></text:p>
            <text:p text:style-name="P3"><text:span text:style-name="T10">reset</text:span></text:p>
          </draw:rect>
        </draw:g>
        <draw:g draw:id="id22">
          <draw:rect draw:style-name="gr1" draw:text-style-name="P2" draw:layer="layout" svg:width="5.715cm" svg:height="0.635cm" svg:x="27.94cm" svg:y="27.265cm">
            <text:p text:style-name="P1"><text:span text:style-name="T1">DelimitedCommandOption</text:span></text:p>
          </draw:rect>
        </draw:g>
        <draw:connector draw:style-name="gr5" draw:text-style-name="P6" draw:layer="layout" svg:x1="27.305cm" svg:y1="23.28cm" svg:x2="31.115cm" svg:y2="21.55cm" draw:start-shape="id18" draw:end-shape="id19">
          <text:p/>
        </draw:connector>
        <draw:g draw:id="id20">
          <draw:rect draw:style-name="gr1" draw:text-style-name="P2" draw:layer="layout" svg:width="5.715cm" svg:height="0.635cm" svg:x="21.59cm" svg:y="27.265cm">
            <text:p text:style-name="P1"><text:span text:style-name="T1">JoinedCommandOption</text:span></text:p>
          </draw:rect>
          <draw:rect draw:style-name="gr2" draw:text-style-name="P4" draw:layer="layout" svg:width="5.715cm" svg:height="0.944cm" svg:x="21.59cm" svg:y="27.9cm">
            <text:p text:style-name="P3"><text:span text:style-name="T2">getArgCanSplit: boolean</text:span></text:p>
          </draw:rect>
        </draw:g>
        <draw:connector draw:style-name="gr5" draw:text-style-name="P6" draw:layer="layout" svg:x1="24.447cm" svg:y1="27.265cm" svg:x2="27.305cm" svg:y2="25.36cm" draw:start-shape="id20" draw:end-shape="id18">
          <text:p/>
        </draw:connector>
        <draw:g draw:id="id21">
          <draw:rect draw:style-name="gr1" draw:text-style-name="P2" draw:layer="layout" svg:width="5.715cm" svg:height="0.635cm" svg:x="33.02cm" svg:y="23.28cm">
            <text:p text:style-name="P1"><text:span text:style-name="T1">PosixCommandOption</text:span></text:p>
          </draw:rect>
        </draw:g>
        <draw:connector draw:style-name="gr5" draw:text-style-name="P6" draw:layer="layout" svg:x1="35.877cm" svg:y1="23.28cm" svg:x2="31.115cm" svg:y2="21.55cm" draw:start-shape="id21" draw:end-shape="id19">
          <text:p/>
        </draw:connector>
        <draw:g draw:id="id18">
          <draw:rect draw:style-name="gr1" draw:text-style-name="P2" draw:layer="layout" svg:width="6.35cm" svg:height="0.635cm" svg:x="24.13cm" svg:y="23.28cm">
            <text:p text:style-name="P1"><text:span text:style-name="T1">RepeatableCommandOption</text:span></text:p>
          </draw:rect>
          <draw:rect draw:style-name="gr2" draw:text-style-name="P4" draw:layer="layout" svg:width="6.35cm" svg:height="1.445cm" svg:x="24.13cm" svg:y="23.915cm">
            <text:p text:style-name="P3"><text:span text:style-name="T2">#addArg(arg: String)</text:span></text:p>
            <text:p text:style-name="P3"><text:span text:style-name="T2">getArgs: List</text:span></text:p>
          </draw:rect>
        </draw:g>
        <draw:connector draw:style-name="gr5" draw:text-style-name="P6" draw:layer="layout" svg:x1="30.797cm" svg:y1="27.265cm" svg:x2="27.305cm" svg:y2="25.36cm" draw:start-shape="id22" draw:end-shape="id18">
          <text:p/>
        </draw:connector>
        <draw:g draw:id="id16">
          <draw:rect draw:style-name="gr1" draw:text-style-name="P2" draw:layer="layout" svg:width="5.715cm" svg:height="0.635cm" svg:x="3.175cm" svg:y="27.945cm">
            <text:p text:style-name="P1"><text:span text:style-name="T1">MutexOptionConstraint</text:span></text:p>
          </draw:rect>
        </draw:g>
        <draw:g draw:id="id17">
          <draw:rect draw:style-name="gr1" draw:text-style-name="P2" draw:layer="layout" svg:width="5.715cm" svg:height="0.635cm" svg:x="6.35cm" svg:y="22.86cm">
            <text:p text:style-name="P1"><text:span text:style-name="T1">OptionConstraint</text:span></text:p>
          </draw:rect>
          <draw:rect draw:style-name="gr2" draw:text-style-name="P4" draw:layer="layout" svg:width="5.715cm" svg:height="2.545cm" svg:x="6.35cm" svg:y="23.495cm">
            <text:p text:style-name="P3"><text:span text:style-name="T2">getExitStatus: int</text:span></text:p>
            <text:p text:style-name="P3"><text:span text:style-name="T2">getMessage: String</text:span></text:p>
            <text:p text:style-name="P3"><text:span text:style-name="T2">getOption: CommandOption</text:span></text:p>
            <text:p text:style-name="P3"><text:span text:style-name="T2">isOK: boolean</text:span></text:p>
          </draw:rect>
        </draw:g>
        <draw:g draw:id="id23">
          <draw:rect draw:style-name="gr1" draw:text-style-name="P2" draw:layer="layout" svg:width="5.715cm" svg:height="0.635cm" svg:x="9.525cm" svg:y="27.945cm">
            <text:p text:style-name="P1"><text:span text:style-name="T1">RequiredOptionConstraint</text:span></text:p>
          </draw:rect>
        </draw:g>
        <draw:connector draw:style-name="gr5" draw:text-style-name="P6" draw:layer="layout" svg:x1="12.382cm" svg:y1="27.945cm" svg:x2="9.207cm" svg:y2="26.04cm" draw:start-shape="id23" draw:end-shape="id17" draw:end-glue-point="2">
          <text:p/>
        </draw:connector>
        <draw:connector draw:style-name="gr6" draw:text-style-name="P1" draw:layer="layout" svg:x1="13.97cm" svg:y1="17.145cm" svg:x2="11.43cm" svg:y2="13.017cm" draw:start-shape="id24" draw:end-shape="id14">
          <text:p text:style-name="P1">*</text:p>
        </draw:connector>
        <draw:connector draw:style-name="gr7" draw:text-style-name="P1" draw:layer="layout" svg:x1="20.32cm" svg:y1="20.955cm" svg:x2="9.207cm" svg:y2="22.86cm" draw:start-shape="id24" draw:start-glue-point="2" draw:end-shape="id17">
          <text:p text:style-name="P1">*</text:p>
        </draw:connector>
        <draw:connector draw:style-name="gr8" draw:text-style-name="P1" draw:layer="layout" svg:x1="26.67cm" svg:y1="17.145cm" svg:x2="27.94cm" svg:y2="16.697cm" draw:start-shape="id24" draw:end-shape="id19">
          <text:p text:style-name="P1">*</text:p>
        </draw:connector>
        <draw:frame draw:style-name="gr9" draw:text-style-name="P9" draw:layer="layout" svg:width="7.216cm" svg:height="1.963cm" svg:x="34.119cm" svg:y="27.072cm">
          <draw:text-box>
            <text:p text:style-name="P8"><text:span text:style-name="T8">TE-Code Command Classes (Java Edition)</text:span></text:p>
            <text:p text:style-name="P8"><text:span text:style-name="T8">Created: <text:s/>21-Sep-2005: AST</text:span></text:p>
            <text:p text:style-name="P8"><text:span text:style-name="T8">Last Modified: <text:s/>21-Sep-2005: AST</text:span></text:p>
            <text:p text:style-name="P8"><text:span text:style-name="T8">Version: <text:s/>3.0.0-pre4</text:span></text:p>
          </draw:text-box>
        </draw:frame>
        <draw:g draw:id="id27">
          <draw:rect draw:style-name="gr1" draw:text-style-name="P2" draw:layer="layout" svg:width="10.795cm" svg:height="0.635cm" svg:x="8.89cm" svg:y="9.342cm">
            <text:p text:style-name="P1"><text:span text:style-name="T1">DefaultAutoHelp</text:span></text:p>
          </draw:rect>
          <draw:rect draw:style-name="gr2" draw:text-style-name="P4" draw:layer="layout" svg:width="10.795cm" svg:height="0.818cm" svg:x="8.89cm" svg:y="9.977cm">
            <text:p text:style-name="P3"><text:span text:style-name="T2">setExtraHelpText(preamble: String, postamble: String)</text:span></text:p>
          </draw:rect>
        </draw:g>
        <draw:g draw:id="id26">
          <draw:rect draw:style-name="gr3" draw:text-style-name="P5" draw:layer="layout" svg:width="4.445cm" svg:height="1.27cm" svg:x="19.05cm" svg:y="3.81cm">
            <text:p text:style-name="P1"><text:span text:style-name="T2">&lt;&lt;interface&gt;&gt;</text:span></text:p>
            <text:p text:style-name="P1"><text:span text:style-name="T3">HelpListener</text:span></text:p>
          </draw:rect>
          <draw:rect draw:style-name="gr4" draw:text-style-name="P4" draw:layer="layout" svg:width="4.445cm" svg:height="1.27cm" svg:x="19.05cm" svg:y="5.08cm">
            <text:p text:style-name="P3"><text:span text:style-name="T2">onUsage</text:span></text:p>
            <text:p text:style-name="P3"><text:span text:style-name="T2">onHelp</text:span></text:p>
          </draw:rect>
        </draw:g>
        <draw:g draw:id="id25">
          <draw:rect draw:style-name="gr1" draw:text-style-name="P2" draw:layer="layout" svg:width="3.81cm" svg:height="0.635cm" svg:x="14.605cm" svg:y="8.072cm">
            <text:p text:style-name="P1"><text:span text:style-name="T1">CliHelp</text:span></text:p>
          </draw:rect>
        </draw:g>
        <draw:connector draw:style-name="gr5" draw:text-style-name="P6" draw:layer="layout" svg:x1="16.51cm" svg:y1="8.072cm" svg:x2="19.05cm" svg:y2="5.08cm" draw:start-shape="id25" draw:start-glue-point="0" draw:end-shape="id26" draw:end-glue-point="3">
          <text:p/>
        </draw:connector>
        <draw:connector draw:style-name="gr5" draw:text-style-name="P6" draw:layer="layout" svg:x1="14.287cm" svg:y1="9.342cm" svg:x2="19.05cm" svg:y2="5.08cm" draw:start-shape="id27" draw:start-glue-point="0" draw:end-shape="id26" draw:end-glue-point="3">
          <text:p/>
        </draw:connector>
        <draw:connector draw:style-name="gr6" draw:text-style-name="P10" draw:layer="layout" draw:type="lines" svg:x1="20.32cm" svg:y1="13.335cm" svg:x2="21.272cm" svg:y2="6.35cm" draw:start-shape="id24" draw:start-glue-point="0" draw:end-shape="id26">
          <text:p text:style-name="P10"><text:span text:style-name="T11">1</text:span></text:p>
        </draw:connector>
        <draw:g draw:id="id28">
          <draw:rect draw:style-name="gr3" draw:text-style-name="P5" draw:layer="layout" svg:width="15.24cm" svg:height="1.27cm" svg:x="26.035cm" svg:y="0.635cm">
            <text:p text:style-name="P1"><text:span text:style-name="T2">&lt;&lt;interface&gt;&gt;</text:span></text:p>
            <text:p text:style-name="P1"><text:span text:style-name="T3">ParserListener</text:span></text:p>
          </draw:rect>
          <draw:rect draw:style-name="gr4" draw:text-style-name="P4" draw:layer="layout" svg:width="15.24cm" svg:height="4.445cm" svg:x="26.035cm" svg:y="1.905cm">
            <text:p text:style-name="P4">onAddDuplicateOption(event: OptionEvent, option: CommandOption): boolean</text:p>
            <text:p text:style-name="P4">onConstraintFailure(event: ConstraintEvent)</text:p>
            <text:p text:style-name="P4">onExecuteException(event: OptionExceptionEvent)</text:p>
            <text:p text:style-name="P4">onInvalidOptionCombination(event: ParseEvent)</text:p>
            <text:p text:style-name="P4">onMatchException(event: OptionExceptionEvent)</text:p>
            <text:p text:style-name="P4">onMissingArgument(event: OptionEvent)</text:p>
            <text:p text:style-name="P4">onUnknownOption(event: ParseEvent)</text:p>
            <text:p text:style-name="P4">onUnknownSwitch(event: ParseEvent)</text:p>
          </draw:rect>
        </draw:g>
        <draw:connector draw:style-name="gr10" draw:text-style-name="P10" draw:layer="layout" draw:type="lines" svg:x1="20.32cm" svg:y1="13.335cm" svg:x2="26.035cm" svg:y2="3.492cm" draw:start-shape="id24" draw:start-glue-point="0" draw:end-shape="id28" draw:end-glue-point="3">
          <text:p text:style-name="P10"><text:span text:style-name="T11">1</text:span></text:p>
        </draw:connector>
        <draw:g draw:id="id31">
          <draw:rect draw:style-name="gr1" draw:text-style-name="P2" draw:layer="layout" svg:width="5.715cm" svg:height="0.635cm" svg:x="5.715cm" svg:y="0.635cm">
            <text:p text:style-name="P1"><text:span text:style-name="T1">CommandParserEvent</text:span></text:p>
          </draw:rect>
          <draw:rect draw:style-name="gr2" draw:text-style-name="P4" draw:layer="layout" svg:width="5.715cm" svg:height="0.635cm" svg:x="5.715cm" svg:y="1.27cm">
            <text:p text:style-name="P3"><text:span text:style-name="T2">getParser: CommandParser</text:span></text:p>
          </draw:rect>
        </draw:g>
        <draw:g draw:id="id30">
          <draw:rect draw:style-name="gr1" draw:text-style-name="P2" draw:layer="layout" svg:width="5.715cm" svg:height="0.635cm" svg:x="5.715cm" svg:y="3.175cm">
            <text:p text:style-name="P1"><text:span text:style-name="T1">OptionEvent</text:span></text:p>
          </draw:rect>
          <draw:rect draw:style-name="gr2" draw:text-style-name="P4" draw:layer="layout" svg:width="5.715cm" svg:height="0.635cm" svg:x="5.715cm" svg:y="3.81cm">
            <text:p text:style-name="P3"><text:span text:style-name="T2">getOption: CommandOption</text:span></text:p>
          </draw:rect>
        </draw:g>
        <draw:g draw:id="id33">
          <draw:rect draw:style-name="gr1" draw:text-style-name="P2" draw:layer="layout" svg:width="5.715cm" svg:height="0.635cm" svg:x="12.065cm" svg:y="3.175cm">
            <text:p text:style-name="P1"><text:span text:style-name="T1">ConstraintEvent</text:span></text:p>
          </draw:rect>
          <draw:rect draw:style-name="gr2" draw:text-style-name="P4" draw:layer="layout" svg:width="5.715cm" svg:height="0.635cm" svg:x="12.065cm" svg:y="3.81cm">
            <text:p text:style-name="P3"><text:span text:style-name="T2">getOption: CommandOption</text:span></text:p>
          </draw:rect>
        </draw:g>
        <draw:g draw:id="id29">
          <draw:rect draw:style-name="gr1" draw:text-style-name="P2" draw:layer="layout" svg:width="5.715cm" svg:height="0.635cm" svg:x="5.715cm" svg:y="5.715cm">
            <text:p text:style-name="P1"><text:span text:style-name="T1">OptionExceptionEvent</text:span></text:p>
          </draw:rect>
          <draw:rect draw:style-name="gr2" draw:text-style-name="P4" draw:layer="layout" svg:width="5.715cm" svg:height="0.635cm" svg:x="5.715cm" svg:y="6.35cm">
            <text:p text:style-name="P3"><text:span text:style-name="T2">getException: Throwable</text:span></text:p>
          </draw:rect>
        </draw:g>
        <draw:connector draw:style-name="gr5" draw:text-style-name="P6" draw:layer="layout" svg:x1="8.572cm" svg:y1="5.715cm" svg:x2="8.572cm" svg:y2="4.445cm" draw:start-shape="id29" draw:end-shape="id30">
          <text:p/>
        </draw:connector>
        <draw:connector draw:style-name="gr5" draw:text-style-name="P6" draw:layer="layout" svg:x1="8.572cm" svg:y1="3.175cm" svg:x2="8.572cm" svg:y2="1.905cm" draw:start-shape="id30" draw:start-glue-point="0" draw:end-shape="id31" draw:end-glue-point="2">
          <text:p/>
        </draw:connector>
        <draw:g draw:id="id32">
          <draw:rect draw:style-name="gr1" draw:text-style-name="P2" draw:layer="layout" svg:width="3.81cm" svg:height="0.635cm" svg:x="1.27cm" svg:y="3.175cm">
            <text:p text:style-name="P1"><text:span text:style-name="T1">ParseEvent</text:span></text:p>
          </draw:rect>
          <draw:rect draw:style-name="gr2" draw:text-style-name="P4" draw:layer="layout" svg:width="3.81cm" svg:height="0.635cm" svg:x="1.27cm" svg:y="3.81cm">
            <text:p text:style-name="P3"><text:span text:style-name="T2">getString: String</text:span></text:p>
          </draw:rect>
        </draw:g>
        <draw:connector draw:style-name="gr5" draw:text-style-name="P6" draw:layer="layout" svg:x1="3.175cm" svg:y1="3.175cm" svg:x2="8.572cm" svg:y2="1.905cm" draw:start-shape="id32" draw:end-shape="id31" draw:end-glue-point="2">
          <text:p/>
        </draw:connector>
        <draw:connector draw:style-name="gr5" draw:text-style-name="P6" draw:layer="layout" svg:x1="14.922cm" svg:y1="3.175cm" svg:x2="8.572cm" svg:y2="1.905cm" draw:start-shape="id33" draw:end-shape="id31">
          <text:p/>
        </draw:connector>
        <draw:g draw:id="id34">
          <draw:rect draw:style-name="gr1" draw:text-style-name="P2" draw:layer="layout" svg:width="8.255cm" svg:height="0.635cm" svg:x="29.517cm" svg:y="8.09cm">
            <text:p text:style-name="P1"><text:span text:style-name="T1">DefaultParserListener</text:span></text:p>
          </draw:rect>
          <draw:rect draw:style-name="gr2" draw:text-style-name="P4" draw:layer="layout" svg:width="8.255cm" svg:height="1.177cm" svg:x="29.517cm" svg:y="8.725cm">
            <text:p text:style-name="P3"><text:span text:style-name="T2">setAbortExecuteOnError(val: boolean)</text:span></text:p>
            <text:p text:style-name="P3"><text:span text:style-name="T2">setExitOnMissingArg(val: boolean)</text:span></text:p>
            <text:p text:style-name="P3"><text:span text:style-name="T2"/></text:p>
          </draw:rect>
        </draw:g>
        <draw:connector draw:style-name="gr5" draw:text-style-name="P6" draw:layer="layout" svg:x1="33.644cm" svg:y1="8.09cm" svg:x2="33.655cm" svg:y2="6.35cm" draw:start-shape="id34" draw:end-shape="id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Linux OpenOffice.org_project/680m122$Build-8941</meta:generator>
    <meta:initial-creator>Andrew Townley</meta:initial-creator>
    <meta:creation-date>2005-09-21T19:07:41</meta:creation-date>
    <dc:creator>Andrew Townley</dc:creator>
    <dc:date>2005-09-22T09:34:49</dc:date>
    <dc:language>en-US</dc:language>
    <meta:editing-cycles>4</meta:editing-cycles>
    <meta:editing-duration>PT13H37M7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